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13770*"/>
    </style:style>
    <style:style style:name="Table2.B" style:family="table-column">
      <style:table-column-properties style:column-width="2.223cm" style:rel-column-width="8568*"/>
    </style:style>
    <style:style style:name="Table2.C" style:family="table-column">
      <style:table-column-properties style:column-width="11.204cm" style:rel-column-width="4319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529*"/>
    </style:style>
    <style:style style:name="Table9.B" style:family="table-column">
      <style:table-column-properties style:column-width="1.722cm" style:rel-column-width="976*"/>
    </style:style>
    <style:style style:name="Table9.C" style:family="table-column">
      <style:table-column-properties style:column-width="12.58cm" style:rel-column-width="7132*"/>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paragraph-properties fo:keep-with-next="always"/>
    </style:style>
    <style:style style:name="P26" style:family="paragraph" style:parent-style-name="Code">
      <style:paragraph-properties fo:keep-together="always" fo:keep-with-next="always"/>
    </style:style>
    <style:style style:name="P2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28" style:family="paragraph" style:parent-style-name="Code">
      <style:paragraph-properties fo:text-align="start" style:justify-single-word="false"/>
      <style:text-properties fo:font-style="normal" style:font-style-asian="normal" style:font-style-complex="normal"/>
    </style:style>
    <style:style style:name="P29" style:family="paragraph" style:parent-style-name="Heading_20_4">
      <style:paragraph-properties fo:text-align="start" style:justify-single-word="false"/>
    </style:style>
    <style:style style:name="P30" style:family="paragraph" style:parent-style-name="Preformatted_20_Text">
      <style:paragraph-properties fo:margin-top="0cm" fo:margin-bottom="0.499cm"/>
    </style:style>
    <style:style style:name="P31" style:family="paragraph" style:parent-style-name="Standard">
      <style:text-properties fo:background-color="transparent"/>
    </style:style>
    <style:style style:name="P32" style:family="paragraph" style:parent-style-name="Code">
      <style:paragraph-properties style:shadow="non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text-properties fo:font-weight="bold" style:font-weight-asian="bold" style:font-weight-complex="bold"/>
    </style:style>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2">
      <style:text-properties fo:font-weight="normal" style:font-weight-asian="normal" style:font-weight-complex="normal"/>
    </style:style>
    <style:style style:name="P39" style:family="paragraph" style:parent-style-name="Text_20_body" style:list-style-name="L14">
      <style:text-properties fo:font-weight="normal" style:font-weight-asian="normal" style:font-weight-complex="normal"/>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paragraph-properties>
        <style:tab-stops>
          <style:tab-stop style:position="0.45cm"/>
        </style:tab-stops>
      </style:paragraph-properties>
    </style:style>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paragraph-properties fo:text-align="start" style:justify-single-word="false"/>
    </style:style>
    <style:style style:name="P56" style:family="paragraph" style:parent-style-name="Text_20_body" style:list-style-name="L10" style:master-page-name="">
      <style:paragraph-properties fo:margin-top="0cm" fo:margin-bottom="0cm" style:page-number="auto"/>
    </style:style>
    <style:style style:name="P57" style:family="paragraph" style:parent-style-name="Text_20_body" style:list-style-name="L16" style:master-page-name="">
      <style:paragraph-properties fo:margin-top="0cm" fo:margin-bottom="0cm" style:page-number="auto"/>
    </style:style>
    <style:style style:name="P58" style:family="paragraph" style:parent-style-name="Text_20_body" style:list-style-name="L10">
      <style:paragraph-properties fo:margin-top="0cm" fo:margin-bottom="0cm"/>
    </style:style>
    <style:style style:name="P59" style:family="paragraph" style:parent-style-name="Text_20_body" style:list-style-name="L11">
      <style:paragraph-properties fo:margin-top="0cm" fo:margin-bottom="0cm"/>
    </style:style>
    <style:style style:name="P60" style:family="paragraph" style:parent-style-name="Text_20_body" style:list-style-name="L16">
      <style:paragraph-properties fo:margin-top="0cm" fo:margin-bottom="0cm"/>
    </style:style>
    <style:style style:name="P61" style:family="paragraph" style:parent-style-name="Text_20_body" style:list-style-name="L19">
      <style:paragraph-properties fo:margin-top="0cm" fo:margin-bottom="0cm" fo:text-align="start" style:justify-single-word="false" style:shadow="none"/>
    </style:style>
    <style:style style:name="P62" style:family="paragraph" style:parent-style-name="Text_20_body">
      <style:paragraph-properties fo:padding="0.049cm" fo:border="0.002cm solid #000000" style:shadow="none"/>
    </style:style>
    <style:style style:name="P63" style:family="paragraph" style:parent-style-name="Text_20_body">
      <style:paragraph-properties fo:break-before="page" fo:padding="0cm" fo:border="none" style:shadow="none"/>
    </style:style>
    <style:style style:name="P64" style:family="paragraph" style:parent-style-name="Table_20_Contents">
      <style:text-properties fo:font-weight="bold" style:font-weight-asian="bold" style:font-weight-complex="bold"/>
    </style:style>
    <style:style style:name="P65" style:family="paragraph" style:parent-style-name="Heading_20_1" style:master-page-name="">
      <style:paragraph-properties style:page-number="auto" fo:break-before="page"/>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weight-asian="bold"/>
    </style:style>
    <style:style style:name="T6"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2">Abstract: </text:span><text:span text:style-name="T3">The Jarvis Web Gateway is a lightweight web-service designed to give Rich Internet Applications a rapid, powerful and secure mechanism to access and update server-side databases.</text:span></text:p>
      <text:p text:style-name="P27">Jarvis supports fetch, create, update and delete with additional support for custom plug-in features. <text:s/>Jarvis is based on the RESTful approach to http web services. <text:s/>It provides JSON, XML interfaces, with additional support for CSV downloads. <text:s/></text:p>
      <text:p text:style-name="P27">Jarvis works excellently with JavaScript web apps using ExtJS, Dojo and many other JS toolkits, and is also ideal for richer client applications such as those written in Adobe Flex.</text:p>
      <text:p text:style-name="P27">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s/>1 Introduction<text:tab/>4</text:p>
          <text:p text:style-name="P66"><text:s/>2 Installation<text:tab/>5</text:p>
          <text:p text:style-name="P67"><text:s/>2.1 Unpacking<text:tab/>5</text:p>
          <text:p text:style-name="P67"><text:s/>2.2 Install Additional Perl Modules<text:tab/>5</text:p>
          <text:p text:style-name="P67"><text:s/>2.3 Web Server Configuration<text:tab/>5</text:p>
          <text:p text:style-name="P67"><text:s/>2.4 Relocating Jarvis<text:tab/>6</text:p>
          <text:p text:style-name="P67"><text:s/>2.5 Test<text:tab/>6</text:p>
          <text:p text:style-name="P66"><text:s/>3 Application Configuration File<text:tab/>7</text:p>
          <text:p text:style-name="P67"><text:s/>3.1 Introduction<text:tab/>7</text:p>
          <text:p text:style-name="P67"><text:s/>3.2 &lt;jarvis&gt;&lt;app&gt;<text:tab/>8</text:p>
          <text:p text:style-name="P67"><text:s/>3.3 Configuration: use_placeholders<text:tab/>9</text:p>
          <text:p text:style-name="P67"><text:s/>3.4 Configuration: format<text:tab/>9</text:p>
          <text:p text:style-name="P67"><text:s/>3.5 Configuration: debug<text:tab/>10</text:p>
          <text:p text:style-name="P67"><text:s/>3.6 Configuration: page_limit_param, page_start_param<text:tab/>10</text:p>
          <text:p text:style-name="P67"><text:s/>3.7 Configuration: sort_field_param, sort_dir_param<text:tab/>10</text:p>
          <text:p text:style-name="P67"><text:s/>3.8 Configuration: dataset_dir<text:tab/>11</text:p>
          <text:p text:style-name="P67"><text:s/>3.9 Configuration: stop_on_error, rollback_on_error<text:tab/>11</text:p>
          <text:p text:style-name="P67"><text:s/>3.10 Configuration: method_param<text:tab/>11</text:p>
          <text:p text:style-name="P67"><text:s/>3.11 Configuration: login<text:tab/>11</text:p>
          <text:p text:style-name="P67"><text:s/>3.12 Configuration: database<text:tab/>12</text:p>
          <text:p text:style-name="P67"><text:s/>3.13 Configuration: sessiondb<text:tab/>12</text:p>
          <text:p text:style-name="P67"><text:s/>3.14 Configuration: exec &amp; plugin<text:tab/>13</text:p>
          <text:p text:style-name="P67"><text:s/>3.15 Configuration: habitat<text:tab/>13</text:p>
          <text:p text:style-name="P66"><text:s/>4 Login Module Configuration<text:tab/>14</text:p>
          <text:p text:style-name="P67"><text:s/>4.1 Standard Modules<text:tab/>14</text:p>
          <text:p text:style-name="P67"><text:s/>4.2 Active Directory Login<text:tab/>14</text:p>
          <text:p text:style-name="P67"><text:s/>4.3 Basic Auth Login<text:tab/>15</text:p>
          <text:p text:style-name="P67"><text:s/>4.4 Database Login<text:tab/>16</text:p>
          <text:p text:style-name="P67"><text:s/>4.5 None Login<text:tab/>16</text:p>
          <text:p text:style-name="P66"><text:s/>5 Special Datasets &amp; Jarvis Login<text:tab/>17</text:p>
          <text:p text:style-name="P67"><text:s/>5.1 Jarvis URLs<text:tab/>17</text:p>
          <text:p text:style-name="P67"><text:s/>5.2 The __status Dataset<text:tab/>17</text:p>
          <text:p text:style-name="P67"><text:s/>5.3 The __habitat Dataset<text:tab/>18</text:p>
          <text:p text:style-name="P67"><text:s/>5.4 The __logout Dataset<text:tab/>19</text:p>
          <text:p text:style-name="P67"><text:s/>5.5 Logging-In to Jarvis<text:tab/>19</text:p>
          <text:p text:style-name="P67"><text:s/>5.6 Jarvis Error Responses<text:tab/>19</text:p>
          <text:p text:style-name="P66"><text:s/>6 Datasets<text:tab/>21</text:p>
          <text:p text:style-name="P67"><text:s/>6.1 Data Fetch Response Format<text:tab/>21</text:p>
          <text:p text:style-name="P67"><text:s/>6.2 Dataset Definition<text:tab/>22</text:p>
          <text:p text:style-name="P67"><text:s/>6.3 Dataset Parameters<text:tab/>23</text:p>
          <text:p text:style-name="P67"><text:s/>6.4 Secure Dataset Parameters<text:tab/>24</text:p>
          <text:p text:style-name="P67"><text:s/>6.5 Modifying Datasets – Single Modification<text:tab/>25</text:p>
          <text:p text:style-name="P67"><text:s/>6.6 Modifying Datasets – Array of Modifications<text:tab/>27</text:p>
          <text:p text:style-name="P67"><text:s/>6.7 Failed Modifications<text:tab/>29</text:p>
          <text:p text:style-name="P66"><text:s/>7 Exec &amp; Plugin<text:tab/>30</text:p>
          <text:p text:style-name="P67"><text:s/>7.1 Exec<text:tab/>30</text:p>
          <text:p text:style-name="P67"><text:s/>7.2 Plugin<text:tab/>31</text:p>
        </text:index-body>
      </text:table-of-content>
      <text:p text:style-name="P63"><text:span text:style-name="T2">Licence:</text:span></text:p>
      <text:p text:style-name="P62">This documentation is part of the Jarvis WebApp/Database gateway utility.</text:p>
      <text:p text:style-name="P62">Jarvis (including documentation) is free software: you can redistribute it and/or modify it under the terms of the GNU General Public License as published by the Free Software Foundation, either version 3 of the License, or (at your option) any later version.</text:p>
      <text:p text:style-name="P62">Jarvis is distributed in the hope that it will be useful, but WITHOUT ANY WARRANTY; without even the implied warranty of MERCHANTABILITY or FITNESS FOR A PARTICULAR PURPOSE. <text:s/>See the GNU General Public License for more details.</text:p>
      <text:p text:style-name="P62">You should have received a copy of the GNU General Public License along with Jarvis. <text:s/>If not, see &lt;http://www.gnu.org/licenses/&gt;.</text:p>
      <text:p text:style-name="P62">This software (including documentation) is Copyright 2008 by Jonathan Couper-Smartt.</text:p>
      <text:p text:style-name="Text_20_body"/>
      <text:p text:style-name="P3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
      <text:p text:style-name="P3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95307879" text:style-name="L1">
        <text:list-item>
          <text:p text:style-name="P33">Rich Internet Application. <text:s/>Ajax (XML or JSON) requests and responses.</text:p>
        </text:list-item>
        <text:list-item>
          <text:p text:style-name="P33">JARVIS</text:p>
        </text:list-item>
        <text:list-item>
          <text:p text:style-name="P3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80205406" text:style-name="L2">
        <text:list-item>
          <text:p text:style-name="P36">Secure: </text:p>
          <text:list>
            <text:list-item>
              <text:p text:style-name="P34">Jarvis can run over https. <text:s/></text:p>
            </text:list-item>
            <text:list-item>
              <text:p text:style-name="P34">Jarvis uses single-login and CGI cookies to maintain authenticated sessions. <text:s/></text:p>
            </text:list-item>
            <text:list-item>
              <text:p text:style-name="P34">Jarvis uses parameterized statements to prevent against SQL injection. </text:p>
            </text:list-item>
            <text:list-item>
              <text:p text:style-name="P34">Jarvis provides group-based access control.</text:p>
            </text:list-item>
          </text:list>
        </text:list-item>
        <text:list-item>
          <text:p text:style-name="P36">Extensible:</text:p>
          <text:list>
            <text:list-item>
              <text:p text:style-name="P38">Jarvis provides independent “datasets”, defined as simple XML files containing SQL.</text:p>
            </text:list-item>
            <text:list-item>
              <text:p text:style-name="P38">Jarvis provides configurable “exec” extensions (e.g. running Jasper reports).</text:p>
            </text:list-item>
            <text:list-item>
              <text:p text:style-name="P38">Jarvis provides a “plugin” mechanism for adding custom Perl modules.</text:p>
            </text:list-item>
          </text:list>
        </text:list-item>
        <text:list-item>
          <text:p text:style-name="P36">Standards-Based:</text:p>
          <text:list>
            <text:list-item>
              <text:p text:style-name="P38">Jarvis is based on XML, JSON, http/s and REST.</text:p>
            </text:list-item>
          </text:list>
        </text:list-item>
        <text:list-item>
          <text:p text:style-name="P36">Reasonably Efficient:</text:p>
          <text:list>
            <text:list-item>
              <text:p text:style-name="P38">Jarvis is “plenty fast enough”. <text:s/></text:p>
            </text:list-item>
            <text:list-item>
              <text:p text:style-name="P38">Jarvis is written in a scripted language as many back end services are.</text:p>
            </text:list-item>
            <text:list-item>
              <text:p text:style-name="P38">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6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459621799" text:style-name="L3">
        <text:list-item>
          <text:p text:style-name="P40"><text:span text:style-name="T2">Apache Configuration</text:span> – ScriptAlias and Alias lines</text:p>
        </text:list-item>
        <text:list-item>
          <text:p text:style-name="P40"><text:span text:style-name="T2">jarvis.pl</text:span> – use lib "/opt/jarvis/lib";</text:p>
        </text:list-item>
        <text:list-item>
          <text:p text:style-name="P40"><text:span text:style-name="T2">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6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055679085" text:style-name="L4">
        <text:list-item>
          <text:p text:style-name="P41">The database connection.</text:p>
        </text:list-item>
        <text:list-item>
          <text:p text:style-name="P41">The username/group list.</text:p>
        </text:list-item>
        <text:list-item>
          <text:p text:style-name="P4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oft-page-break/><text:s text:c="12"/>lib="/var/www/jarvis/plugin" </text:p>
      <text:p text:style-name="Code"><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ext:soft-page-break/>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1551102466" text:style-name="L5">
        <text:list-item>
          <text:p text:style-name="P42">Improved performance for array inserts. <text:s/>The overhead of preparing the statement is only required once.</text:p>
        </text:list-item>
        <text:list-item>
          <text:p text:style-name="P42">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text:p>
      <text:p text:style-name="Text_20_body">However, every database is different, and it is not possible to guarantee that every database will be completely invulnerable to SQL injection if use_placeholders is disabled. <text:s/>You should always enable use_placeholders when your driver supports them.</text:p>
      <text:h text:style-name="Heading_20_2" text:outline-level="2">Configuration: format</text:h>
      <text:p text:style-name="Text_20_body">This determines the default returned format. <text:s/>Specify “json”, “xml” or “csv”. </text:p>
      <text:list xml:id="list75540201" text:style-name="L6">
        <text:list-item>
          <text:p text:style-name="P43">This may be over-ridden a per-request basis with the CGI parameter “format”.</text:p>
        </text:list-item>
        <text:list-item>
          <text:p text:style-name="P43"><text:soft-page-break/>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663286669" text:style-name="L7">
        <text:list-item>
          <text:p text:style-name="P44">Extract ALL records from the database query.</text:p>
        </text:list-item>
        <text:list-item>
          <text:p text:style-name="P44">Slice out and return only those rows specified by the page parameters. <text:s/>E.g start = 50, limit = 25 means return rows with zero-based indexes 50-74.</text:p>
        </text:list-item>
        <text:list-item>
          <text:p text:style-name="P44">Return “fetched” as the total number of all rows read from the database query.</text:p>
        </text:list-item>
        <text:list-item>
          <text:p text:style-name="P4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89059328" text:continue-numbering="true" text:style-name="L7">
        <text:list-item>
          <text:p text:style-name="P44">Extract ALL records from the database query in the default query sort order.</text:p>
        </text:list-item>
        <text:list-item>
          <text:p text:style-name="P44">Use Perl “cmp” alphabetical sorting either ascending or descending.</text:p>
        </text:list-item>
        <text:list-item>
          <text:p text:style-name="P4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text:soft-page-break/>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r.</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525084569" text:style-name="L8">
        <text:list-item>
          <text:p text:style-name="P45">None – user is always logged in.</text:p>
        </text:list-item>
        <text:list-item>
          <text:p text:style-name="P45">Database – the username and passwords are stored in the database.</text:p>
        </text:list-item>
        <text:list-item>
          <text:p text:style-name="P45">ActiveDirectory – the usernames and passwords are checked against an Microsoft ActiveDirectory server. <text:s/>It is likely that one day this will be copied and modified to add support for standard LDAP, which is very similar.</text:p>
        </text:list-item>
        <text:list-item>
          <text:p text:style-name="P45">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962995592" text:style-name="L9">
        <text:list-item>
          <text:p text:style-name="P46">dbi:Pg:&lt;database-handle&gt; (Postgres)</text:p>
        </text:list-item>
        <text:list-item>
          <text:p text:style-name="P46">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3" text:name="Table" text:formula="ooow:Table+1" style:num-format="1">4</text:sequence>: Session DB File Driver Parameters</text:p>
      <text:h text:style-name="Heading_20_2" text:outline-level="2"><text:soft-page-break/>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65"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931993961" text:style-name="L10">
        <text:list-item>
          <text:p text:style-name="P56">ActiveDirectory.pm</text:p>
        </text:list-item>
        <text:list-item>
          <text:p text:style-name="P58">BasicAuth.pm</text:p>
        </text:list-item>
        <text:list-item>
          <text:p text:style-name="P58">Database.pm</text:p>
        </text:list-item>
        <text:list-item>
          <text:p text:style-name="P47">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4"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5"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6" text:name="Table" text:formula="ooow:Table+1" style:num-format="1">7</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7" text:name="Table" text:formula="ooow:Table+1" style:num-format="1">8</text:sequence>: None Login Module Parameters</text:p>
      <text:h text:style-name="P6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748305956" text:style-name="L11">
        <text:list-item>
          <text:p text:style-name="P59">Jarvis is installed into /opt/jarvis as per default.</text:p>
        </text:list-item>
        <text:list-item>
          <text:p text:style-name="P59">The jarvis-bin ScriptAlias is configured.</text:p>
        </text:list-item>
        <text:list-item>
          <text:p text:style-name="P59">The Apache webserver is accessible on http://localhost/.</text:p>
        </text:list-item>
        <text:list-item>
          <text:p text:style-name="P59">The demo.xml file has been soft linked or copied into /.</text:p>
        </text:list-item>
        <text:list-item>
          <text:p text:style-name="P59">The “None” login module is configured for the demo application.</text:p>
        </text:list-item>
        <text:list-item>
          <text:p text:style-name="P4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4029312" text:style-name="L12">
        <text:list-item>
          <text:p text:style-name="P49">“username”</text:p>
        </text:list-item>
        <text:list-item>
          <text:p text:style-name="P4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490675748" text:style-name="L13">
        <text:list-item>
          <text:p text:style-name="P50">Internal configuration problem – bad server-side XML configuration (main or dataset).</text:p>
        </text:list-item>
        <text:list-item>
          <text:p text:style-name="P50">Database connection problem.</text:p>
        </text:list-item>
        <text:list-item>
          <text:p text:style-name="P50">Request body is malformed JSON or XML.</text:p>
        </text:list-item>
        <text:list-item>
          <text:p text:style-name="P50">Missing mandatory parameter in request.</text:p>
        </text:list-item>
        <text:list-item>
          <text:p text:style-name="P50">Any other fatal problem.</text:p>
        </text:list-item>
        <text:list-item>
          <text:p text:style-name="P50">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1007350794" text:style-name="L14">
        <text:list-item>
          <text:p text:style-name="P39">Cannot insert data due to primary key, foreign key, unique constraints.</text:p>
        </text:list-item>
        <text:list-item>
          <text:p text:style-name="P39">No data found. <text:s/></text:p>
        </text:list-item>
        <text:list-item>
          <text:p text:style-name="P39">Data parameter is invalid type/value for column. <text:s/></text:p>
        </text:list-item>
      </text:list>
      <text:p text:style-name="P14">In all these cases, the returned content will be JSON or XML or CSV in a “200 Successful” response.</text:p>
      <text:p text:style-name="Text_20_body"/>
      <text:h text:style-name="P6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5">The returned content in XML is:</text:p>
      <text:p text:style-name="P5">&lt;?xml version="1.0" encoding="iso-8859-1" ?&gt;</text:p>
      <text:p text:style-name="P26">&lt;?meta name="GENERATOR" content="XML::Smart/1.6.9 Perl/5.010000 [linux]" ?&gt;</text:p>
      <text:p text:style-name="P26">&lt;response logged_in="1" username="admin" error_string="" </text:p>
      <text:p text:style-name="P26"><text:s text:c="4"/>group_list="admin" fetched="2"&gt;</text:p>
      <text:p text:style-name="P26"><text:s text:c="2"/>&lt;data&gt;</text:p>
      <text:p text:style-name="P26"><text:s text:c="4"/>&lt;row active="Y" class="Makkleson" </text:p>
      <text:p text:style-name="P26"><text:s text:c="8"/>description="Suitable for infants and those of timid heart." id="6"/&gt;</text:p>
      <text:p text:style-name="P26"><text:s text:c="4"/>&lt;row active="N" class="X Class" </text:p>
      <text:p text:style-name="P26"><text:s text:c="8"/>description="Product of a deranged mind." id="4"/&gt;</text:p>
      <text:p text:style-name="P26"><text:s text:c="2"/>&lt;/data&gt;</text:p>
      <text:p text:style-name="P26">&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8" text:name="Table" text:formula="ooow:Table+1" style:num-format="1">9</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
      <text:p text:style-name="P12"><text:soft-page-break/>Table <text:sequence text:ref-name="refTable9" text:name="Table" text:formula="ooow:Table+1" style:num-format="1">10</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0" text:name="Table" text:formula="ooow:Table+1" style:num-format="1">11</text:sequence>: Access Control Specifiers</text:p>
      <text:p text:style-name="P31">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2011160864" text:style-name="L15">
        <text:list-item>
          <text:p text:style-name="P51">CGI GET parameters in the URL suffix “/&lt;app&gt;/&lt;ds&gt;?param=value&amp;param2=another”.</text:p>
        </text:list-item>
        <text:list-item>
          <text:p text:style-name="P51">XML or JSON parameters in the “application/json” or “application/xml” request body.</text:p>
        </text:list-item>
        <text:list-item>
          <text:p text:style-name="P51">RESTful parameters in the URL suffix “/&lt;app&gt;/&lt;ds&gt;/p1/p2”.</text:p>
        </text:list-item>
        <text:list-item>
          <text:p text:style-name="P51">Jarvis-Supplied default user parameters (from “default_parameters” configuration).</text:p>
        </text:list-item>
      </text:list>
      <text:p text:style-name="Text_20_body">Secure Parameters:</text:p>
      <text:list xml:id="list743823259" text:continue-numbering="true" text:style-name="L15">
        <text:list-item>
          <text:p text:style-name="P5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n execute parameter. <text:s/>When using “use_placeholders” = “no” then the substitution is textual, which is more flexible, but which is less efficient for array updates, and also potentially less secure.</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text:soft-page-break/>E.g. the following are invalid as user-supplied parameter in a Jarvis dataset request: </text:p>
      <text:list xml:id="list318395055" text:style-name="L16">
        <text:list-item>
          <text:p text:style-name="P57">my(param)</text:p>
        </text:list-item>
        <text:list-item>
          <text:p text:style-name="P60">__my_param</text:p>
        </text:list-item>
        <text:list-item>
          <text:p text:style-name="P60">_1param</text:p>
        </text:list-item>
        <text:list-item>
          <text:p text:style-name="P5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1" text:name="Table" text:formula="ooow:Table+1" style:num-format="1">12</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8">&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oft-page-break/><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state="commit"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12">Table <text:sequence text:ref-name="refTable12" text:name="Table" text:formula="ooow:Table+1" style:num-format="1">1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text:soft-page-break/>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state="commit"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ext:soft-page-break/>The attributes of each returned “rows”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3" text:name="Table" text:formula="ooow:Table+1" style:num-format="1">14</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89703141" text:style-name="L17">
        <text:list-item>
          <text:p text:style-name="P53">The overall state was “commit”. <text:s/>The first change succeeded committed, the second failed.</text:p>
        </text:list-item>
        <text:list-item>
          <text:p text:style-name="P53">The top level error message is a copy of the first error message occurring in the array of modifications.</text:p>
        </text:list-item>
        <text:list-item>
          <text:p text:style-name="P53">The returning clause is shown.</text:p>
        </text:list-item>
        <text:list-item>
          <text:p text:style-name="P53">The top level success is 0, even though one entry was committed. <text:s/>When using “rollback_on_error” = “no” you must check the success flag on the individual rows to determine exactly which rows succeeded and which rows failed.</text:p>
        </text:list-item>
      </text:list>
      <text:h text:style-name="P65"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
      <text:p text:style-name="P12">Table <text:sequence text:ref-name="refTable14" text:name="Table" text:formula="ooow:Table+1" style:num-format="1">15</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51900501" text:style-name="L18">
        <text:list-item>
          <text:p text:style-name="P5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4">Any RESTful parameters specified in the URI. <text:s/>These are passed as “p1”, “p2”, etc.</text:p>
        </text:list-item>
        <text:list-item>
          <text:p text:style-name="P54">The Jarvis secure parameters beginning with double-underscore. <text:s/>These include __username, __group_list, etc.</text:p>
        </text:list-item>
        <text:list-item>
          <text:p text:style-name="P54">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5" text:name="Table" text:formula="ooow:Table+1" style:num-format="1">16</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text:soft-page-break/>use strict;</text:p>
      <text:p text:style-name="P32">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1479141343" text:style-name="L19">
        <text:list-item>
          <text:p text:style-name="P61">Using the Jarvis debug methods.</text:p>
        </text:list-item>
        <text:list-item>
          <text:p text:style-name="P61">Accessing the Jarvis Config “jconfig” object.</text:p>
        </text:list-item>
        <text:list-item>
          <text:p text:style-name="P61">Accessing the static configured plugin parameters.</text:p>
        </text:list-item>
        <text:list-item>
          <text:p text:style-name="P55">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29">Output &amp; Headers</text:p>
      <text:p text:style-name="P17">Jarvis offers support for “add_headers”, “filename_parameter” and “default_parameter” handling for “plugin” datasets identical to “exec” datasets.</text:p>
      <text:p text:style-name="P29">Exception Handling</text:p>
      <text:p text:style-name="P17">To handle an exception in your plugin, simply call “die”. <text:s/>You may optionally set an explicit HTTP status to return. <text:s/>Otherwise Jarvis will return a “500 Internal Server Error”.</text:p>
      <text:p text:style-name="Code"><text:s text:c="8"/>$jconfig-&gt;{'status'} = '404 Not Found';</text:p>
      <text:p text:style-name="Code"><text:s text:c="8"/>die "Plugin cannot continue, moon in unsupported phas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2<text:tab/><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5T11:17:42</dc:date>
    <meta:editing-duration>PT149H01M39S</meta:editing-duration>
    <meta:editing-cycles>240</meta:editing-cycles>
    <meta:generator>OpenOffice.org/3.0$Linux OpenOffice.org_project/300m15$Build-9379</meta:generator>
    <meta:print-date>2009-06-23T14:50:34</meta:print-date>
    <meta:document-statistic meta:table-count="18" meta:image-count="0" meta:object-count="0" meta:page-count="33" meta:paragraph-count="1074" meta:word-count="9358" meta:character-count="64071"/>
    <meta:user-defined meta:name="Info 1"/>
    <meta:user-defined meta:name="Info 2"/>
    <meta:user-defined meta:name="Info 3"/>
    <meta:user-defined meta:name="Info 4"/>
  </office:meta>
</office:document-meta>
</file>